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style:font-name="Roboto Mono" fo:font-size="18pt" fo:font-style="italic" style:font-name-asian="Roboto Mono1" style:font-size-asian="18pt" style:font-style-asian="italic" style:font-name-complex="Roboto Mono1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style:font-name="Roboto Mono" fo:font-size="12pt" style:font-name-asian="Roboto Mono1" style:font-size-asian="12pt" style:font-name-complex="Roboto Mono1" style:font-size-complex="12pt"/>
    </style:style>
    <style:style style:name="P5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  <style:text-properties fo:color="#0000ff" style:font-name="Roboto Mono" fo:font-size="48pt" style:font-name-asian="Roboto Mono1" style:font-size-asian="48pt" style:font-name-complex="Roboto Mono1" style:font-size-complex="48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Roboto Mono" fo:font-size="18pt" fo:font-weight="bold" style:font-name-asian="Roboto Mono1" style:font-size-asian="18pt" style:font-weight-asian="bold" style:font-name-complex="Roboto Mono1" style:font-size-complex="18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1" fo:font-size="11pt" fo:font-style="italic" style:font-name-asian="Roboto Mono1" style:font-size-asian="11pt" style:font-style-asian="italic" style:font-name-complex="Roboto Mono1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1" fo:font-size="11pt" fo:font-style="normal" fo:font-weight="bold" style:font-name-asian="Roboto Mono1" style:font-size-asian="11pt" style:font-style-asian="normal" style:font-weight-asian="bold" style:font-name-complex="Roboto Mono1" style:font-size-complex="11pt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1" fo:font-size="11pt" fo:font-style="normal" fo:font-weight="bold" officeooo:rsid="000916bc" officeooo:paragraph-rsid="000916bc" style:font-name-asian="Roboto Mono1" style:font-size-asian="11pt" style:font-style-asian="normal" style:font-weight-asian="bold" style:font-name-complex="Roboto Mono1" style:font-size-complex="11pt" style:font-style-complex="normal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1" fo:font-size="11pt" style:font-name-asian="Roboto Mono1" style:font-size-asian="11pt" style:font-name-complex="Roboto Mono1" style:font-size-complex="11pt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1" style:font-name-asian="Roboto Mono1" style:font-name-complex="Roboto Mono1"/>
    </style:style>
    <style:style style:name="T1" style:family="text">
      <style:text-properties officeooo:rsid="000916bc"/>
    </style:style>
    <style:style style:name="T2" style:family="text">
      <style:text-properties style:font-name="Arial1" fo:font-size="11pt" style:font-name-asian="Roboto Mono1" style:font-size-asian="11pt" style:font-name-complex="Roboto Mono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fzo1br2jvumo"/>night_riders</text:p>
      <text:p text:style-name="P1"/>
      <text:p text:style-name="P8">HOJA DE ESTILO</text:p>
      <text:p text:style-name="P2"/>
      <text:p text:style-name="P10"><text:span text:style-name="T1">[</text:span>subtítulo<text:span text:style-name="T1">]</text:span></text:p>
      <text:p text:style-name="P3"/>
      <text:p text:style-name="P13">Hola bebe Ya que contigo no Sirve la labia Y te cree muy sabia</text:p>
      <text:p text:style-name="P13">Pero vas a caer Te lo digo mujer Eh ah Yo sé acabo de conocerte Y es muy rápido pa tenerte Yo lo que quiero es complacerte eh Tu tranquila déjate llevar Dime si conmigo quiere hacer travesuras ah</text:p>
      <text:p text:style-name="P13"/>
      <text:p text:style-name="P13">Que se ha vuelto una locura Y tu esta bien dura Y no me puedo contener Dime si conmigo quiere hacer travesuras ah Que se ha vuelto una locura Y tu esta bien dura No me puedo contener</text:p>
      <text:p text:style-name="P4"/>
      <text:p text:style-name="P4"/>
      <text:p text:style-name="P4"/>
      <text:p text:style-name="P11">[subtítulo 2]</text:p>
      <text:p text:style-name="P9"/>
      <text:p text:style-name="P12">Mami que me estas haciendo Yo no te estoy mintiendo No hay un detalle que a mi Se me escapa tu cuerpo Y cuando te pones a hablar Mi mente esta Imaginándome el momento el lugar Perdóname si te molesto O si te sueno muy directo Yo soy así</text:p>
      <text:p text:style-name="P12">Yo siempre digo lo que siento Pero presiento y Eso va suceder</text:p>
      <text:p text:style-name="P1"><text:span text:style-name="T2">Que esta noche tu y yo Vamo a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  <style:text-properties fo:font-style="italic" style:font-style-asian="italic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.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12-14T03:05:42.241000000</dc:date>
    <meta:editing-duration>PT8M17S</meta:editing-duration>
    <meta:editing-cycles>1</meta:editing-cycles>
    <meta:document-statistic meta:table-count="0" meta:image-count="0" meta:object-count="0" meta:page-count="1" meta:paragraph-count="11" meta:word-count="169" meta:character-count="822" meta:non-whitespace-character-count="664"/>
  </office:meta>
</office:document-meta>
</file>